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9" style:family="graphic" style:parent-style-name="standard">
      <style:graphic-properties draw:stroke="solid" svg:stroke-width="0.071cm" svg:stroke-color="#000000" draw:stroke-linejoin="miter" draw:fill="solid" draw:fill-color="#bee0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1.2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cm" fo:line-height="100%" fo:text-align="start" fo:text-indent="1.90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2.54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text-align="start" style:font-independent-line-spacing="true"/>
      <style:text-properties fo:font-size="2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3.17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style:style style:name="T5" style:family="text">
      <style:text-properties fo:font-variant="normal" fo:text-transform="none" fo:color="#01148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6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7" style:family="text">
      <style:text-properties fo:font-variant="normal" fo:text-transform="none" fo:color="#00808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8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9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0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4" style:family="text">
      <style:text-properties fo:font-variant="normal" fo:text-transform="none" fo:color="#011480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italic" style:text-underline-style="none" fo:font-weight="bold" style:font-name-asian="Helvetica Neue" style:font-size-asian="42pt" style:font-style-asian="italic" style:font-weight-asian="bold" style:font-name-complex="Helvetica Neue" style:font-size-complex="42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" fo:font-size="36pt" fo:letter-spacing="normal" fo:font-style="normal" style:text-underline-style="none" fo:font-weight="bold" style:font-name-asian="Helvetica Neue" style:font-size-asian="36pt" style:font-style-asian="normal" style:font-weight-asian="bold" style:font-name-complex="Helvetica Neue" style:font-size-complex="36pt" style:font-style-complex="normal" style:font-weight-complex="bold"/>
    </style:style>
    <style:style style:name="T17" style:family="text">
      <style:text-properties fo:font-variant="normal" fo:text-transform="none" fo:color="#323333" style:text-line-through-style="solid" style:text-line-through-type="singl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8" style:family="text">
      <style:text-properties fo:font-variant="normal" fo:text-transform="none" fo:color="#dd2244" style:text-line-through-style="solid" style:text-line-through-type="singl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Menlo1" fo:font-size="15pt" fo:letter-spacing="normal" fo:font-style="normal" style:text-underline-style="none" fo:font-weight="bold" style:font-name-asian="Menlo1" style:font-size-asian="15pt" style:font-style-asian="normal" style:font-weight-asian="bold" style:font-name-complex="Menlo1" style:font-size-complex="15pt" style:font-style-complex="normal" style:font-weight-complex="bold"/>
    </style:style>
    <style:style style:name="T21" style:family="text">
      <style:text-properties fo:font-variant="normal" fo:text-transform="none" fo:color="#bb2ca2" style:text-line-through-style="none" style:text-line-through-type="none" style:text-position="0% 100%" style:font-name="Menlo1" fo:font-size="15pt" fo:letter-spacing="normal" fo:font-style="normal" style:text-underline-style="none" fo:font-weight="normal" style:font-name-asian="Menlo1" style:font-size-asian="15pt" style:font-style-asian="normal" style:font-weight-asian="normal" style:font-name-complex="Menlo1" style:font-size-complex="1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Menlo1" fo:font-size="15pt" fo:letter-spacing="normal" fo:font-style="normal" style:text-underline-style="none" fo:font-weight="normal" style:font-name-asian="Menlo1" style:font-size-asian="15pt" style:font-style-asian="normal" style:font-weight-asian="normal" style:font-name-complex="Menlo1" style:font-size-complex="1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8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number text:level="5" style:num-format="">
        <style:list-level-properties text:space-before="2.4cm" text:min-label-width="0.6cm"/>
        <style:text-properties fo:color="#323333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number text:level="5" style:num-format="">
        <style:list-level-properties text:space-before="2.4cm" text:min-label-width="0.6cm"/>
        <style:text-properties fo:color="#323333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number text:level="4" style:num-format="">
        <style:list-level-properties text:space-before="1.8cm" text:min-label-width="0.6cm"/>
        <style:text-properties fo:color="#01148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bb2ca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number text:level="4" style:num-format="">
        <style:list-level-properties text:space-before="1.8cm" text:min-label-width="0.6cm"/>
        <style:text-properties fo:color="#323333" fo:font-size="100%"/>
      </text:list-level-style-number>
      <text:list-level-style-number text:level="5" style:num-format="">
        <style:list-level-properties text:space-before="2.4cm" text:min-label-width="0.6cm"/>
        <style:text-properties fo:color="#323333" fo:font-size="100%"/>
      </text:list-level-style-number>
      <text:list-level-style-number text:level="6" style:num-format="">
        <style:list-level-properties text:space-before="3cm" text:min-label-width="0.6cm"/>
        <style:text-properties fo:color="#323333" fo:font-size="100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AngularJS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AngularJS?" draw:style-name="dp3" draw:master-page-name="Title_20_-_20_Top" presentation:presentation-page-layout-name="AL2T1" xml:id="id1" draw:id="id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y AngularJS?</text:span></text:p>
          </draw:text-box>
        </draw:frame>
        <draw:custom-shape draw:name="Shape 314" draw:style-name="gr2" draw:text-style-name="P5" draw:layer="layout" svg:width="29.37cm" svg:height="12.73cm" svg:x="3.377cm" svg:y="9.227cm">
          <text:p text:style-name="P6"><text:span text:style-name="T4">HTML</text:span><text:span text:style-name="T3"> is great for declaring </text:span><text:span text:style-name="T4">static documents</text:span><text:span text:style-name="T3">, but it falters when we try to use it for declaring </text:span><text:span text:style-name="T4">dynamic views</text:span><text:span text:style-name="T3"> in </text:span><text:span text:style-name="T4">web applications</text:span><text:span text:style-name="T3">. </text:span><text:span text:style-name="T4">AngularJS</text:span><text:span text:style-name="T3"> lets you </text:span><text:span text:style-name="T4">extend HTML</text:span><text:span text:style-name="T3"> vocabulary for your application. The resulting environment is extraordinarily expressive, readable, and quick to develo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Directives &amp; The Scope" draw:style-name="dp1" draw:master-page-name="Title_20_-_20_Top" presentation:presentation-page-layout-name="AL2T1">
        <draw:frame draw:name="Shape 31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Directives &amp; The Scope</text:span></text:p>
          </draw:text-box>
        </draw:frame>
        <draw:custom-shape draw:name="Shape 317" draw:style-name="gr3" draw:text-style-name="P5" draw:layer="layout" svg:width="13.37cm" svg:height="3.24cm" svg:x="2.492cm" svg:y="11.893cm">
          <text:p text:style-name="P6"><text:span text:style-name="T5">&lt;ul</text:span><text:span text:style-name="T6"> </text:span><text:span text:style-name="T7">ng-controller</text:span><text:span text:style-name="T6">=</text:span><text:span text:style-name="T8">"PeopleController"</text:span><text:span text:style-name="T5">&gt;</text:span></text:p>
          <text:p text:style-name="P7"><text:span text:style-name="T5">&lt;li</text:span><text:span text:style-name="T6"> </text:span><text:span text:style-name="T7">ng-repeat</text:span><text:span text:style-name="T6">=</text:span><text:span text:style-name="T8">"person in </text:span><text:span text:style-name="T9">people</text:span><text:span text:style-name="T8">"</text:span><text:span text:style-name="T5">&gt;</text:span></text:p>
          <text:p text:style-name="P8"><text:span text:style-name="T6">{{ person.firstName }} {{ person.lastName }}</text:span></text:p>
          <text:p text:style-name="P7"><text:span text:style-name="T5">&lt;/li&gt;</text:span></text:p>
          <text:p text:style-name="P6"><text:span text:style-name="T5">&lt;/u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3" draw:text-style-name="P5" draw:layer="layout" svg:width="16.643cm" svg:height="3.832cm" svg:x="18.311cm" svg:y="11.879cm">
          <text:p text:style-name="P6"><text:span text:style-name="T6">myApp.controller(</text:span><text:span text:style-name="T8">"PeopleController"</text:span><text:span text:style-name="T6">, function($scope) {</text:span></text:p>
          <text:p text:style-name="P6"><text:span text:style-name="T6"><text:s text:c="2"/></text:span><text:span text:style-name="T10">$scope.people</text:span><text:span text:style-name="T6"> = [</text:span></text:p>
          <text:p text:style-name="P8"><text:span text:style-name="T6">{ firstName: </text:span><text:span text:style-name="T8">"John"</text:span><text:span text:style-name="T6">, lastName: </text:span><text:span text:style-name="T8">"Doe"</text:span><text:span text:style-name="T6"> },</text:span></text:p>
          <text:p text:style-name="P8"><text:span text:style-name="T6">{ firstName: </text:span><text:span text:style-name="T8">"John"</text:span><text:span text:style-name="T6">, lastName: </text:span><text:span text:style-name="T8">"Smith"</text:span><text:span text:style-name="T6"> }</text:span></text:p>
          <text:p text:style-name="P7"><text:span text:style-name="T6">]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3" draw:text-style-name="P5" draw:layer="layout" svg:width="11.901cm" svg:height="2.312cm" svg:x="3.227cm" svg:y="8.891cm">
          <text:p text:style-name="P6"><text:span text:style-name="T11">Angular Directives:</text:span></text:p>
          <text:p text:style-name="P6"><text:span text:style-name="T11">new dynamic HTML vocabula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0" draw:style-name="gr3" draw:text-style-name="P5" draw:layer="layout" svg:width="16.113cm" svg:height="2.312cm" svg:x="18.576cm" svg:y="8.891cm">
          <text:p text:style-name="P6"><text:span text:style-name="T11">Angular Controllers: instead of manipulating</text:span></text:p>
          <text:p text:style-name="P6"><text:span text:style-name="T11">the view, work with the $sco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21" draw:style-name="gr4" draw:text-style-name="P5" draw:layer="layout" svg:x1="18.651cm" svg:y1="12.936cm" svg:x2="12.513cm" svg:y2="12.936cm">
          <text:p/>
        </draw:line>
        <draw:custom-shape draw:name="Shape 322" draw:style-name="gr3" draw:text-style-name="P5" draw:layer="layout" svg:width="29.491cm" svg:height="2.058cm" svg:x="3.316cm" svg:y="22.643cm">
          <text:p text:style-name="P6"><text:a xlink:href="http://codepen.io/AlphaHydrae/pen/EadXWp/" xlink:type="simple">http://codepen.io/AlphaHydrae/pen/EadXWp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3" draw:text-style-name="P5" draw:layer="layout" svg:width="9.014cm" svg:height="2.058cm" svg:x="13.555cm" svg:y="19.959cm">
          <text:p text:style-name="P6"><text:span text:style-name="T3">Live examp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Two-Way Binding" draw:style-name="dp1" draw:master-page-name="Title_20_-_20_Top" presentation:presentation-page-layout-name="AL2T1">
        <draw:frame draw:name="Shape 32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Two-Way Binding</text:span></text:p>
          </draw:text-box>
        </draw:frame>
        <draw:custom-shape draw:name="Shape 326" draw:style-name="gr3" draw:text-style-name="P5" draw:layer="layout" svg:width="12.775cm" svg:height="2.056cm" svg:x="2.175cm" svg:y="10.898cm">
          <text:p text:style-name="P6"><text:span text:style-name="T5">&lt;form</text:span><text:span text:style-name="T6"> </text:span><text:span text:style-name="T7">ng-controller</text:span><text:span text:style-name="T6">=</text:span><text:span text:style-name="T8">"FormController"</text:span><text:span text:style-name="T5">&gt;</text:span></text:p>
          <text:p text:style-name="P7"><text:span text:style-name="T5">&lt;input</text:span><text:span text:style-name="T6"> </text:span><text:span text:style-name="T7">type</text:span><text:span text:style-name="T6">=</text:span><text:span text:style-name="T8">"text"</text:span><text:span text:style-name="T6"> </text:span><text:span text:style-name="T7">ng-model</text:span><text:span text:style-name="T6">=</text:span><text:span text:style-name="T8">"</text:span><text:span text:style-name="T9">firstName</text:span><text:span text:style-name="T8">" </text:span><text:span text:style-name="T5">/&gt;</text:span></text:p>
          <text:p text:style-name="P6"><text:span text:style-name="T5">&lt;/u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3" draw:text-style-name="P5" draw:layer="layout" svg:width="16.046cm" svg:height="2.056cm" svg:x="17.324cm" svg:y="10.898cm">
          <text:p text:style-name="P6"><text:span text:style-name="T6">myApp.controller(</text:span><text:span text:style-name="T8">"FormController"</text:span><text:span text:style-name="T6">, function($scope) {</text:span></text:p>
          <text:p text:style-name="P6"><text:span text:style-name="T6"><text:s text:c="2"/></text:span><text:span text:style-name="T10">$scope.firstName</text:span><text:span text:style-name="T6"> = </text:span><text:span text:style-name="T8">"John"</text:span><text:span text:style-name="T6">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3" draw:text-style-name="P9" draw:layer="layout" svg:width="30.011cm" svg:height="1.804cm" svg:x="3.056cm" svg:y="7.718cm">
          <text:p text:style-name="P6"><text:span text:style-name="T12">With the ngModel directive, it works the other way to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3" draw:text-style-name="P5" draw:layer="layout" svg:width="22.555cm" svg:height="3.328cm" svg:x="6.784cm" svg:y="14.786cm">
          <text:p text:style-name="P6"><text:span text:style-name="T13">The binding goes two ways:</text:span></text:p>
          <text:list text:style-name="L10">
            <text:list-item>
              <text:p text:style-name="P6"><text:span text:style-name="T11">if the user types in the field, the $scope variable is updated;</text:span></text:p>
            </text:list-item>
            <text:list-item>
              <text:p text:style-name="P6"><text:span text:style-name="T11">if the $scope variable changes, the field is updat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0" draw:style-name="gr3" draw:text-style-name="P5" draw:layer="layout" svg:width="29.271cm" svg:height="2.058cm" svg:x="3.426cm" svg:y="23.261cm">
          <text:p text:style-name="P6"><text:a xlink:href="http://codepen.io/AlphaHydrae/pen/YPJPOx/" xlink:type="simple">http://codepen.io/AlphaHydrae/pen/YPJPOx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3" draw:text-style-name="P5" draw:layer="layout" svg:width="9.014cm" svg:height="2.058cm" svg:x="13.555cm" svg:y="20.797cm">
          <text:p text:style-name="P6"><text:span text:style-name="T3">Live examp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32" draw:style-name="gr5" draw:text-style-name="P5" draw:layer="layout" svg:x1="15.369cm" svg:y1="11.923cm" svg:x2="17.529cm" svg:y2="11.923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Main Components" draw:style-name="dp1" draw:master-page-name="Title_20_-_20_Top" presentation:presentation-page-layout-name="AL2T1">
        <draw:frame draw:name="Shape 33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Main Components</text:span></text:p>
          </draw:text-box>
        </draw:frame>
        <draw:custom-shape draw:name="Shape 335" draw:style-name="gr3" draw:text-style-name="P5" draw:layer="layout" svg:width="13.37cm" svg:height="3.24cm" svg:x="19.729cm" svg:y="9.9cm">
          <text:p text:style-name="P6"><text:span text:style-name="T5">&lt;ul</text:span><text:span text:style-name="T6"> </text:span><text:span text:style-name="T7">ng-controller</text:span><text:span text:style-name="T6">=</text:span><text:span text:style-name="T8">"</text:span><text:span text:style-name="T9">PeopleController</text:span><text:span text:style-name="T8">"</text:span><text:span text:style-name="T5">&gt;</text:span></text:p>
          <text:p text:style-name="P7"><text:span text:style-name="T5">&lt;li</text:span><text:span text:style-name="T6"> </text:span><text:span text:style-name="T7">ng-repeat</text:span><text:span text:style-name="T6">=</text:span><text:span text:style-name="T8">"person in people"</text:span><text:span text:style-name="T5">&gt;</text:span></text:p>
          <text:p text:style-name="P8"><text:span text:style-name="T6">{{ person.firstName }} {{ person.lastName }}</text:span></text:p>
          <text:p text:style-name="P7"><text:span text:style-name="T5">&lt;/li&gt;</text:span></text:p>
          <text:p text:style-name="P6"><text:span text:style-name="T5">&lt;/u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3" draw:text-style-name="P5" draw:layer="layout" svg:width="21.099cm" svg:height="2.056cm" svg:x="1.474cm" svg:y="6.839cm">
          <text:p text:style-name="P6"><text:span text:style-name="T6">myApp.controller(</text:span><text:span text:style-name="T8">"</text:span><text:span text:style-name="T9">PeopleController</text:span><text:span text:style-name="T8">"</text:span><text:span text:style-name="T6">, function(</text:span><text:span text:style-name="T10">PeopleService</text:span><text:span text:style-name="T6">, $scope) {</text:span></text:p>
          <text:p text:style-name="P6"><text:span text:style-name="T6"><text:s text:c="2"/></text:span><text:span text:style-name="T6">$scope.people = PeopleService.getPeople()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3" draw:text-style-name="P5" draw:layer="layout" svg:width="13.074cm" svg:height="6.2cm" svg:x="2.297cm" svg:y="10.005cm">
          <text:p text:style-name="P6"><text:span text:style-name="T6">myApp.factory(</text:span><text:span text:style-name="T8">"</text:span><text:span text:style-name="T9">PeopleService</text:span><text:span text:style-name="T8">"</text:span><text:span text:style-name="T6">, function() {</text:span></text:p>
          <text:p text:style-name="P6"><text:span text:style-name="T6"><text:s text:c="2"/></text:span><text:span text:style-name="T6">return {</text:span></text:p>
          <text:p text:style-name="P8"><text:span text:style-name="T6">getPeople: function() {</text:span></text:p>
          <text:p text:style-name="P10"><text:span text:style-name="T6">return [</text:span></text:p>
          <text:p text:style-name="P11"><text:span text:style-name="T6">{ firstName: </text:span><text:span text:style-name="T8">"John"</text:span><text:span text:style-name="T6">, lastName: </text:span><text:span text:style-name="T8">"Doe"</text:span><text:span text:style-name="T6"> },</text:span></text:p>
          <text:p text:style-name="P11"><text:span text:style-name="T6">{ firstName: </text:span><text:span text:style-name="T8">"John"</text:span><text:span text:style-name="T6">, lastName: </text:span><text:span text:style-name="T8">"Smith"</text:span><text:span text:style-name="T6"> }</text:span></text:p>
          <text:p text:style-name="P10"><text:span text:style-name="T6">];</text:span></text:p>
          <text:p text:style-name="P8"><text:span text:style-name="T6">}</text:span></text:p>
          <text:p text:style-name="P7"><text:span text:style-name="T6">}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3" draw:text-style-name="P5" draw:layer="layout" svg:width="19.619cm" svg:height="5.608cm" svg:x="2.106cm" svg:y="21.071cm">
          <text:p text:style-name="P6"><text:span text:style-name="T6">myApp.directive(</text:span><text:span text:style-name="T8">"</text:span><text:span text:style-name="T9">personName</text:span><text:span text:style-name="T8">"</text:span><text:span text:style-name="T6">, function() {</text:span></text:p>
          <text:p text:style-name="P6"><text:span text:style-name="T6"><text:s text:c="2"/></text:span><text:span text:style-name="T6">return {</text:span></text:p>
          <text:p text:style-name="P8"><text:span text:style-name="T6">type: </text:span><text:span text:style-name="T8">"E"</text:span><text:span text:style-name="T6">,</text:span></text:p>
          <text:p text:style-name="P8"><text:span text:style-name="T6">scope: {</text:span></text:p>
          <text:p text:style-name="P10"><text:span text:style-name="T6">person: </text:span><text:span text:style-name="T8">"=personObject"</text:span></text:p>
          <text:p text:style-name="P8"><text:span text:style-name="T6">},</text:span></text:p>
          <text:p text:style-name="P8"><text:span text:style-name="T6">template: </text:span><text:span text:style-name="T8">"{{ person.firstName }} {{ person.lastName | upcase }}"</text:span></text:p>
          <text:p text:style-name="P7"><text:span text:style-name="T6">}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3" draw:text-style-name="P5" draw:layer="layout" svg:width="11.286cm" svg:height="3.24cm" svg:x="23.559cm" svg:y="22.255cm">
          <text:p text:style-name="P6"><text:span text:style-name="T5">&lt;ul</text:span><text:span text:style-name="T6"> </text:span><text:span text:style-name="T7">ng-controller</text:span><text:span text:style-name="T6">=</text:span><text:span text:style-name="T8">"PeopleController"</text:span><text:span text:style-name="T5">&gt;</text:span></text:p>
          <text:p text:style-name="P7"><text:span text:style-name="T5">&lt;li</text:span><text:span text:style-name="T6"> </text:span><text:span text:style-name="T7">ng-repeat</text:span><text:span text:style-name="T6">=</text:span><text:span text:style-name="T8">"person in people"</text:span><text:span text:style-name="T5">&gt;</text:span></text:p>
          <text:p text:style-name="P8"><text:span text:style-name="T5">&lt;</text:span><text:span text:style-name="T14">person-name</text:span><text:span text:style-name="T6"> </text:span><text:span text:style-name="T7">personObject</text:span><text:span text:style-name="T6">=</text:span><text:span text:style-name="T8">"person" </text:span><text:span text:style-name="T5">/&gt;</text:span></text:p>
          <text:p text:style-name="P7"><text:span text:style-name="T5">&lt;/li&gt;</text:span></text:p>
          <text:p text:style-name="P6"><text:span text:style-name="T5">&lt;/u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3" draw:text-style-name="P5" draw:layer="layout" svg:width="10.694cm" svg:height="3.24cm" svg:x="1.473cm" svg:y="16.83cm">
          <text:p text:style-name="P6"><text:span text:style-name="T6">myApp.filter(</text:span><text:span text:style-name="T8">"</text:span><text:span text:style-name="T9">upcase</text:span><text:span text:style-name="T8">"</text:span><text:span text:style-name="T6">, function() {</text:span></text:p>
          <text:p text:style-name="P6"><text:span text:style-name="T6"><text:s text:c="2"/></text:span><text:span text:style-name="T6">return function(input) {</text:span></text:p>
          <text:p text:style-name="P8"><text:span text:style-name="T6">return input.toUpperCase();</text:span></text:p>
          <text:p text:style-name="P7"><text:span text:style-name="T6">}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3" draw:text-style-name="P5" draw:layer="layout" svg:width="16.049cm" svg:height="3.24cm" svg:x="17.025cm" svg:y="16.83cm">
          <text:p text:style-name="P6"><text:span text:style-name="T5">&lt;ul</text:span><text:span text:style-name="T6"> </text:span><text:span text:style-name="T7">ng-controller</text:span><text:span text:style-name="T6">=</text:span><text:span text:style-name="T8">"PeopleController"</text:span><text:span text:style-name="T5">&gt;</text:span></text:p>
          <text:p text:style-name="P7"><text:span text:style-name="T5">&lt;li</text:span><text:span text:style-name="T6"> </text:span><text:span text:style-name="T7">ng-repeat</text:span><text:span text:style-name="T6">=</text:span><text:span text:style-name="T8">"person in people"</text:span><text:span text:style-name="T5">&gt;</text:span></text:p>
          <text:p text:style-name="P8"><text:span text:style-name="T6">{{ person.firstName }} {{ person.lastName | </text:span><text:span text:style-name="T10">upcase</text:span><text:span text:style-name="T6"> }}</text:span></text:p>
          <text:p text:style-name="P7"><text:span text:style-name="T5">&lt;/li&gt;</text:span></text:p>
          <text:p text:style-name="P6"><text:span text:style-name="T5">&lt;/u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42" draw:style-name="gr6" draw:text-style-name="P5" draw:layer="layout" svg:x1="8.83cm" svg:y1="10.04cm" svg:x2="17.172cm" svg:y2="7.874cm">
          <text:p/>
        </draw:line>
        <draw:custom-shape draw:name="Shape 343" draw:style-name="gr7" draw:text-style-name="P5" draw:layer="layout" svg:width="24.44cm" svg:height="3.143cm" svg:x="6.911cm" svg:y="14.958cm">
          <text:p text:style-name="P6"><text:span text:style-name="T12"/></text:p>
          <draw:enhanced-geometry draw:mirror-horizontal="false" draw:mirror-vertical="false" drawooo:sub-view-size="21600 21402" draw:text-areas="0 0 ?f2 ?f3" svg:viewBox="0 0 0 0" draw:type="ooxml-non-primitive" draw:enhanced-path="M 21600 21402 C 17922 7568 13887 257 9794 7 6451 -198 3131 4323 0 13347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4" draw:style-name="gr8" draw:text-style-name="P5" draw:layer="layout" svg:width="14.81cm" svg:height="1.815cm" svg:x="8.922cm" svg:y="22.062cm">
          <text:p text:style-name="P6"><text:span text:style-name="T12"/></text:p>
          <draw:enhanced-geometry draw:mirror-horizontal="false" draw:mirror-vertical="false" drawooo:sub-view-size="21600 21266" draw:text-areas="0 0 ?f2 ?f3" svg:viewBox="0 0 0 0" draw:type="ooxml-non-primitive" draw:enhanced-path="M 0 0 C 3969 8462 8015 14429 12099 17847 15255 20487 18428 21600 21600 21179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5" draw:style-name="gr3" draw:text-style-name="P12" draw:layer="layout" svg:width="4.768cm" svg:height="1.296cm" svg:x="2.918cm" svg:y="5.668cm">
          <text:p text:style-name="P6"><text:span text:style-name="T13">Control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3" draw:text-style-name="P12" draw:layer="layout" svg:width="3.735cm" svg:height="1.296cm" svg:x="2.918cm" svg:y="8.831cm">
          <text:p text:style-name="P6"><text:span text:style-name="T13">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3" draw:text-style-name="P12" draw:layer="layout" svg:width="2.791cm" svg:height="1.296cm" svg:x="2.918cm" svg:y="15.566cm">
          <text:p text:style-name="P6"><text:span text:style-name="T13">Fil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3" draw:text-style-name="P12" draw:layer="layout" svg:width="4.315cm" svg:height="1.296cm" svg:x="2.917cm" svg:y="19.918cm">
          <text:p text:style-name="P6"><text:span text:style-name="T13">Dir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8" draw:text-style-name="P5" draw:layer="layout" svg:width="15.981cm" svg:height="3.809cm" svg:x="11.076cm" svg:y="5.997cm">
          <text:p text:style-name="P6"><text:span text:style-name="T12"/></text:p>
          <draw:enhanced-geometry draw:mirror-horizontal="false" draw:mirror-vertical="false" drawooo:sub-view-size="21600 20339" draw:text-areas="0 0 ?f2 ?f3" svg:viewBox="0 0 0 0" draw:type="ooxml-non-primitive" draw:enhanced-path="M 0 4789 C 2906 3311 5818 2009 8734 883 12048 -397 15525 -1261 18378 5545 19824 8993 20953 14177 21600 20339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50" draw:style-name="gr3" draw:text-style-name="P12" draw:layer="layout" svg:width="4.425cm" svg:height="1.296cm" svg:x="21.06cm" svg:y="8.608cm">
          <text:p text:style-name="P6"><text:span text:style-name="T13">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DOM Manipulation" draw:style-name="dp1" draw:master-page-name="Title_20_-_20_Top" presentation:presentation-page-layout-name="AL2T1">
        <draw:frame draw:name="Shape 35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DOM Manipulation</text:span></text:p>
          </draw:text-box>
        </draw:frame>
        <draw:custom-shape draw:name="Shape 353" draw:style-name="gr3" draw:text-style-name="P5" draw:layer="layout" svg:width="13.37cm" svg:height="3.24cm" svg:x="3.284cm" svg:y="14.68cm">
          <text:p text:style-name="P6"><text:span text:style-name="T5">&lt;ul</text:span><text:span text:style-name="T6"> </text:span><text:span text:style-name="T7">ng-controller</text:span><text:span text:style-name="T6">=</text:span><text:span text:style-name="T8">"PeopleController"</text:span><text:span text:style-name="T5">&gt;</text:span></text:p>
          <text:p text:style-name="P7"><text:span text:style-name="T5">&lt;li</text:span><text:span text:style-name="T6"> </text:span><text:span text:style-name="T7">ng-repeat</text:span><text:span text:style-name="T6">=</text:span><text:span text:style-name="T8">"person in </text:span><text:span text:style-name="T9">people</text:span><text:span text:style-name="T8">"</text:span><text:span text:style-name="T5">&gt;</text:span></text:p>
          <text:p text:style-name="P8"><text:span text:style-name="T6">{{ person.firstName }} {{ person.lastName }}</text:span></text:p>
          <text:p text:style-name="P7"><text:span text:style-name="T5">&lt;/li&gt;</text:span></text:p>
          <text:p text:style-name="P6"><text:span text:style-name="T5">&lt;/u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3" draw:text-style-name="P5" draw:layer="layout" svg:width="99.802cm" svg:height="3.84cm" svg:x="-31.839cm" svg:y="7.939cm">
          <text:p text:style-name="P6"><text:span text:style-name="T3">It's important to understand that the AngularJS philosophy is to </text:span><text:span text:style-name="T4">only do DOM Manipulation inside </text:span><text:span text:style-name="T15">directives</text:span><text:span text:style-name="T3">. In most AngularJS code, you will never use libraries such as jQuery directly except in a directi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2" draw:text-style-name="P5" draw:layer="layout" svg:width="32.525cm" svg:height="6.38cm" svg:x="1.799cm" svg:y="19.058cm">
          <text:p text:style-name="P6"><text:span text:style-name="T12">That way, your UI components are only concerned with the </text:span><text:span text:style-name="T16">view</text:span><text:span text:style-name="T12">, while your controllers and services are only concerned about </text:span><text:span text:style-name="T16">the data </text:span><text:span text:style-name="T12">(in the $scope). This helps keep your UI components modular and reus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" draw:text-style-name="P5" draw:layer="layout" svg:width="15.156cm" svg:height="0.872cm" svg:x="19.101cm" svg:y="15.864cm">
          <text:p text:style-name="P6"><text:span text:style-name="T17">$(</text:span><text:span text:style-name="T18">"&lt;ul /&gt;"</text:span><text:span text:style-name="T17">).append($(</text:span><text:span text:style-name="T18">"&lt;li /&gt;"</text:span><text:span text:style-name="T17">).text(person.name)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Initialization" draw:style-name="dp1" draw:master-page-name="Title_20_-_20_Top" presentation:presentation-page-layout-name="AL2T1">
        <draw:frame draw:name="Shape 35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Initialization</text:span></text:p>
          </draw:text-box>
        </draw:frame>
        <draw:custom-shape draw:name="Shape 359" draw:style-name="gr3" draw:text-style-name="P5" draw:layer="layout" svg:width="11.292cm" svg:height="2.056cm" svg:x="1.926cm" svg:y="14.509cm">
          <text:p text:style-name="P6"><text:span text:style-name="T6">myApp.config(function($logProvider) {</text:span></text:p>
          <text:p text:style-name="P6"><text:span text:style-name="T6"><text:s text:c="2"/></text:span><text:span text:style-name="T6">$logProvider.setDebugEnabled(true)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3" draw:text-style-name="P5" draw:layer="layout" svg:width="12.477cm" svg:height="2.056cm" svg:x="1.928cm" svg:y="21.356cm">
          <text:p text:style-name="P6"><text:span text:style-name="T6">myApp.run(function(VisitCounterService) {</text:span></text:p>
          <text:p text:style-name="P7"><text:span text:style-name="T6">VisitCounterService.countVisitor()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3" draw:text-style-name="P12" draw:layer="layout" svg:width="5.962cm" svg:height="1.296cm" svg:x="1.779cm" svg:y="13.258cm">
          <text:p text:style-name="P6"><text:span text:style-name="T13">Config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3" draw:text-style-name="P12" draw:layer="layout" svg:width="4.895cm" svg:height="1.296cm" svg:x="1.779cm" svg:y="20.155cm">
          <text:p text:style-name="P6"><text:span text:style-name="T13">Run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3" draw:text-style-name="P5" draw:layer="layout" svg:width="15.754cm" svg:height="0.872cm" svg:x="1.776cm" svg:y="8.499cm">
          <text:p text:style-name="P6"><text:span text:style-name="T6">myApp.constant(</text:span><text:span text:style-name="T8">"apiUrl"</text:span><text:span text:style-name="T6">, </text:span><text:span text:style-name="T8">"https://api.example.com"</text:span><text:span text:style-name="T6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3" draw:text-style-name="P12" draw:layer="layout" svg:width="4.425cm" svg:height="1.296cm" svg:x="1.78cm" svg:y="7.189cm">
          <text:p text:style-name="P6"><text:span text:style-name="T13">Con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9" draw:text-style-name="P13" draw:layer="layout" svg:width="14.417cm" svg:height="2.8cm" svg:x="17.966cm" svg:y="7.81cm">
          <text:p text:style-name="P6"><text:span text:style-name="T19">You can use constants to store reusable information. They can be injected into controllers, services, etc.</text:span></text:p>
          <draw:enhanced-geometry draw:mirror-horizontal="false" draw:mirror-vertical="false" drawooo:sub-view-size="21600 21600" draw:text-areas="0 0 ?f2 ?f3" svg:viewBox="0 0 0 0" draw:type="ooxml-non-primitive" draw:enhanced-path="M 5249 0 C 5097 0 4973 637 4973 1420 L 4973 5619 0 8450 4973 11280 4973 20180 C 4973 20963 5097 21600 5249 21600 L 21326 21600 C 21478 21600 21600 20963 21600 20180 L 21600 1420 C 21600 637 21478 0 21326 0 L 5249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66" draw:style-name="gr9" draw:text-style-name="P13" draw:layer="layout" svg:width="13.944cm" svg:height="2.8cm" svg:x="13.67cm" svg:y="14.362cm">
          <text:p text:style-name="P6"><text:span text:style-name="T19">Config blocks are run before your AngularJS application starts. Some modules can be configured there.</text:span></text:p>
          <draw:enhanced-geometry draw:mirror-horizontal="false" draw:mirror-vertical="false" drawooo:sub-view-size="21600 21600" draw:text-areas="0 0 ?f2 ?f3" svg:viewBox="0 0 0 0" draw:type="ooxml-non-primitive" draw:enhanced-path="M 5427 0 C 5270 0 5142 637 5142 1420 L 5142 5619 0 8450 5142 11280 5142 20180 C 5142 20963 5270 21600 5427 21600 L 21315 21600 C 21472 21600 21600 20963 21600 20180 L 21600 1420 C 21600 637 21472 0 21315 0 L 542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67" draw:style-name="gr9" draw:text-style-name="P13" draw:layer="layout" svg:width="13.944cm" svg:height="2.075cm" svg:x="13.269cm" svg:y="21.487cm">
          <text:p text:style-name="P6"><text:span text:style-name="T19">Run blocks are run once immediately after your application has started.</text:span></text:p>
          <draw:enhanced-geometry draw:mirror-horizontal="false" draw:mirror-vertical="false" drawooo:sub-view-size="21600 21600" draw:text-areas="0 0 ?f2 ?f3" svg:viewBox="0 0 0 0" draw:type="ooxml-non-primitive" draw:enhanced-path="M 4479 0 C 4349 0 4243 711 4243 1583 L 4243 6263 0 9418 4243 12561 4243 20028 C 4243 20900 4349 21600 4479 21600 L 21364 21600 C 21494 21600 21600 20900 21600 20028 L 21600 1583 C 21600 711 21494 0 21364 0 L 4479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Modules" draw:style-name="dp1" draw:master-page-name="Title_20_-_20_Top" presentation:presentation-page-layout-name="AL2T1">
        <draw:frame draw:name="Shape 36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Modules</text:span></text:p>
          </draw:text-box>
        </draw:frame>
        <draw:custom-shape draw:name="Shape 370" draw:style-name="gr3" draw:text-style-name="P5" draw:layer="layout" svg:width="10.093cm" svg:height="5.016cm" svg:x="21.997cm" svg:y="8.784cm">
          <text:p text:style-name="P6"><text:span text:style-name="T5">&lt;html</text:span><text:span text:style-name="T6"> </text:span><text:span text:style-name="T7">ng-app</text:span><text:span text:style-name="T6">=</text:span><text:span text:style-name="T8">"</text:span><text:span text:style-name="T9">myApp</text:span><text:span text:style-name="T8">"</text:span><text:span text:style-name="T5">&gt;</text:span></text:p>
          <text:p text:style-name="P7"><text:span text:style-name="T5">&lt;head&gt;…&lt;/head&gt;</text:span></text:p>
          <text:p text:style-name="P7"><text:span text:style-name="T5">&lt;body&gt;</text:span></text:p>
          <text:p text:style-name="P8"><text:span text:style-name="T5">&lt;div </text:span><text:span text:style-name="T7">ng-controller</text:span><text:span text:style-name="T6">=</text:span><text:span text:style-name="T8">"aController"</text:span><text:span text:style-name="T5">&gt;</text:span></text:p>
          <text:p text:style-name="P10"><text:span text:style-name="T5">…</text:span></text:p>
          <text:p text:style-name="P8"><text:span text:style-name="T5">&lt;/div&gt;</text:span></text:p>
          <text:p text:style-name="P7"><text:span text:style-name="T5">&lt;/body&gt;</text:span></text:p>
          <text:p text:style-name="P6"><text:span text:style-name="T5">&lt;/u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1" draw:style-name="gr3" draw:text-style-name="P5" draw:layer="layout" svg:width="15.153cm" svg:height="3.832cm" svg:x="3.395cm" svg:y="8.748cm">
          <text:p text:style-name="P6"><text:span text:style-name="T6">var myApp = angular.module(</text:span><text:span text:style-name="T8">"</text:span><text:span text:style-name="T9">myApp</text:span><text:span text:style-name="T8">"</text:span><text:span text:style-name="T6">, []);</text:span></text:p>
          <text:p text:style-name="P6"><text:span text:style-name="T6"/></text:p>
          <text:p text:style-name="P6"><text:span text:style-name="T6">myApp.controller(</text:span><text:span text:style-name="T8">"aController"</text:span><text:span text:style-name="T6">, function() { … });</text:span></text:p>
          <text:p text:style-name="P6"><text:span text:style-name="T6">myApp.factory(</text:span><text:span text:style-name="T8">"aService"</text:span><text:span text:style-name="T6">, function() { … });</text:span></text:p>
          <text:p text:style-name="P6"><text:span text:style-name="T6">myApp.filter(</text:span><text:span text:style-name="T8">"aFilter"</text:span><text:span text:style-name="T6">, function() { … });</text:span></text:p>
          <text:p text:style-name="P6"><text:span text:style-name="T6">myApp.directive(</text:span><text:span text:style-name="T8">"aDirective"</text:span><text:span text:style-name="T6">, function() { … 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3" draw:text-style-name="P5" draw:layer="layout" svg:width="24.661cm" svg:height="2.058cm" svg:x="5.731cm" svg:y="5.817cm">
          <text:p text:style-name="P6"><text:span text:style-name="T3">Your application is an Angular mod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3" draw:text-style-name="P5" draw:layer="layout" svg:width="28.509cm" svg:height="2.058cm" svg:x="3.807cm" svg:y="14.543cm">
          <text:p text:style-name="P6"><text:span text:style-name="T3">It can have include other AngularJS librari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3" draw:text-style-name="P5" draw:layer="layout" svg:width="24.979cm" svg:height="0.872cm" svg:x="5.572cm" svg:y="16.724cm">
          <text:p text:style-name="P6"><text:span text:style-name="T6">var myApp = angular.module(</text:span><text:span text:style-name="T8">"myApp"</text:span><text:span text:style-name="T6">, [</text:span><text:span text:style-name="T8">"satellizer"</text:span><text:span text:style-name="T6">, </text:span><text:span text:style-name="T8">"ui.bootstrap"</text:span><text:span text:style-name="T6">, </text:span><text:span text:style-name="T8">"ui.gravatar"</text:span><text:span text:style-name="T6">]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3" draw:text-style-name="P5" draw:layer="layout" svg:width="32.297cm" svg:height="2.058cm" svg:x="1.913cm" svg:y="18.584cm">
          <text:p text:style-name="P6"><text:span text:style-name="T3">You can organize your app into separate modul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3" draw:text-style-name="P5" draw:layer="layout" svg:width="25.266cm" svg:height="5.608cm" svg:x="5.428cm" svg:y="20.921cm">
          <text:p text:style-name="P6"><text:span text:style-name="T6">var myApp = angular.module(</text:span><text:span text:style-name="T8">"myApp"</text:span><text:span text:style-name="T6">, [</text:span><text:span text:style-name="T8">"</text:span><text:span text:style-name="T9">myApp.security</text:span><text:span text:style-name="T8">"</text:span><text:span text:style-name="T6">, </text:span><text:span text:style-name="T8">"</text:span><text:span text:style-name="T9">myApp.game</text:span><text:span text:style-name="T8">"</text:span><text:span text:style-name="T6">]);</text:span></text:p>
          <text:p text:style-name="P6"><text:span text:style-name="T6"/></text:p>
          <text:p text:style-name="P6"><text:span text:style-name="T6">var securityModule = angular.module(</text:span><text:span text:style-name="T8">"</text:span><text:span text:style-name="T9">myApp.security</text:span><text:span text:style-name="T8">"</text:span><text:span text:style-name="T6">, []);</text:span></text:p>
          <text:p text:style-name="P6"><text:span text:style-name="T6">securityModule.controller(</text:span><text:span text:style-name="T8">"LoginController"</text:span><text:span text:style-name="T6">, function(AuthenticationService) { … });</text:span></text:p>
          <text:p text:style-name="P6"><text:span text:style-name="T6">securityModule.factory(</text:span><text:span text:style-name="T8">"AuthenticationService"</text:span><text:span text:style-name="T6">, function() { … });</text:span></text:p>
          <text:p text:style-name="P6"><text:span text:style-name="T6"/></text:p>
          <text:p text:style-name="P6"><text:span text:style-name="T6">var gameModule = angular.module(</text:span><text:span text:style-name="T8">"</text:span><text:span text:style-name="T9">myApp.game</text:span><text:span text:style-name="T8">"</text:span><text:span text:style-name="T6">, []);</text:span></text:p>
          <text:p text:style-name="P6"><text:span text:style-name="T6">gameModule.controller(</text:span><text:span text:style-name="T8">"GameController"</text:span><text:span text:style-name="T6">, function() { … });</text:span></text:p>
          <text:p text:style-name="P6"><text:span text:style-name="T6">gameModule.directive(</text:span><text:span text:style-name="T8">"gameBoard"</text:span><text:span text:style-name="T6">, function() { … 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10" draw:text-style-name="P5" draw:layer="layout" svg:width="13.005cm" svg:height="0.846cm" svg:x="12.845cm" svg:y="8.137cm">
          <text:p text:style-name="P6"><text:span text:style-name="T12"/></text:p>
          <draw:enhanced-geometry draw:mirror-horizontal="false" draw:mirror-vertical="false" drawooo:sub-view-size="21600 20799" draw:text-areas="0 0 ?f2 ?f3" svg:viewBox="0 0 0 0" draw:type="ooxml-non-primitive" draw:enhanced-path="M 0 19371 C 3256 7295 6596 820 9952 73 13880 -801 17798 6171 21600 20799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Dependency Injection" draw:style-name="dp1" draw:master-page-name="Title_20_-_20_Top" presentation:presentation-page-layout-name="AL2T1">
        <draw:frame draw:name="Shape 37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Dependency Injection</text:span></text:p>
          </draw:text-box>
        </draw:frame>
        <draw:custom-shape draw:name="Shape 380" draw:style-name="gr3" draw:text-style-name="P5" draw:layer="layout" svg:width="14.564cm" svg:height="7.976cm" svg:x="2.714cm" svg:y="13.87cm">
          <text:p text:style-name="P6"><text:span text:style-name="T6">myApp.factory(</text:span><text:span text:style-name="T8">"</text:span><text:span text:style-name="T9">PeopleService</text:span><text:span text:style-name="T8">"</text:span><text:span text:style-name="T6">, function(</text:span><text:span text:style-name="T10">$http</text:span><text:span text:style-name="T6">) {</text:span></text:p>
          <text:p text:style-name="P6"><text:span text:style-name="T6"><text:s text:c="2"/></text:span><text:span text:style-name="T6">return {</text:span></text:p>
          <text:p text:style-name="P8"><text:span text:style-name="T6">getPeople: function() {</text:span></text:p>
          <text:p text:style-name="P10"><text:span text:style-name="T6">return $http({</text:span></text:p>
          <text:p text:style-name="P11"><text:span text:style-name="T6">url: </text:span><text:span text:style-name="T8">"https://api.example.com/people"</text:span><text:span text:style-name="T6">,</text:span></text:p>
          <text:p text:style-name="P10"><text:span text:style-name="T6">});</text:span></text:p>
          <text:p text:style-name="P8"><text:span text:style-name="T6">},</text:span></text:p>
          <text:p text:style-name="P8"><text:span text:style-name="T6"/></text:p>
          <text:p text:style-name="P8"><text:span text:style-name="T6">getFullName: function(person) {</text:span></text:p>
          <text:p text:style-name="P10"><text:span text:style-name="T6">return person.firstName + </text:span><text:span text:style-name="T8">" "</text:span><text:span text:style-name="T6"> + person.lastName;</text:span></text:p>
          <text:p text:style-name="P8"><text:span text:style-name="T6">}</text:span></text:p>
          <text:p text:style-name="P7"><text:span text:style-name="T6">}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2" draw:text-style-name="P5" draw:layer="layout" svg:width="31.825cm" svg:height="6.38cm" svg:x="2.149cm" svg:y="6.175cm">
          <text:p text:style-name="P6"><text:span text:style-name="T12">Angular is based around dependency injection.</text:span><text:span text:style-name="T12"><text:line-break/></text:span><text:span text:style-name="T12">The Angular injector is in charge of creating components, resolving their dependencies, and providing them to other components as reques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3" draw:text-style-name="P5" draw:layer="layout" svg:width="16.202cm" svg:height="4.088cm" svg:x="18.182cm" svg:y="21.781cm">
          <text:p text:style-name="P6"><text:span text:style-name="T20">@Stateless</text:span></text:p>
          <text:p text:style-name="P6"><text:span text:style-name="T21">public</text:span><text:span text:style-name="T22"> </text:span><text:span text:style-name="T21">class</text:span><text:span text:style-name="T22"> UserService </text:span><text:span text:style-name="T21">implements</text:span><text:span text:style-name="T22"> I</text:span><text:span text:style-name="T20">UserService</text:span><text:span text:style-name="T22"> {</text:span></text:p>
          <text:p text:style-name="P6"><text:span text:style-name="T22"><text:tab/></text:span></text:p>
          <text:p text:style-name="P6"><text:span text:style-name="T22"><text:tab/></text:span><text:span text:style-name="T20">@EJB</text:span></text:p>
          <text:p text:style-name="P6"><text:span text:style-name="T22"><text:tab/></text:span><text:span text:style-name="T21">private</text:span><text:span text:style-name="T22"> UtilityService utilityService;</text:span></text:p>
          <text:p text:style-name="P6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9" draw:text-style-name="P5" draw:layer="layout" svg:width="12.004cm" svg:height="2.493cm" svg:x="14.98cm" svg:y="14.87cm">
          <text:p text:style-name="P6"><text:span text:style-name="T19">You ask Angular to inject the </text:span><text:span text:style-name="T23">$http</text:span><text:span text:style-name="T19"> service into </text:span><text:span text:style-name="T23">PeopleService</text:span><text:span text:style-name="T19">.</text:span></text:p>
          <draw:enhanced-geometry draw:mirror-horizontal="false" draw:mirror-vertical="false" drawooo:sub-view-size="21600 21600" draw:text-areas="0 0 ?f2 ?f3" svg:viewBox="0 0 0 0" draw:type="ooxml-non-primitive" draw:enhanced-path="M 0 0 L 2656 5491 2656 20435 C 2656 21076 2765 21600 2898 21600 L 21360 21600 C 21493 21600 21600 21076 21600 20435 L 21600 3275 C 21600 2634 21493 2110 21360 2110 L 7817 211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84" draw:style-name="gr9" draw:text-style-name="P13" draw:layer="layout" svg:width="9.468cm" svg:height="2.249cm" svg:x="9.319cm" svg:y="23.046cm">
          <text:p text:style-name="P6"><text:span text:style-name="T19">It's the same principle as injection with Java EE.</text:span></text:p>
          <draw:enhanced-geometry draw:mirror-horizontal="false" draw:mirror-vertical="false" drawooo:sub-view-size="21600 21600" draw:text-areas="0 0 ?f2 ?f3" svg:viewBox="0 0 0 0" draw:type="ooxml-non-primitive" draw:enhanced-path="M 307 0 C 138 0 0 581 0 1291 L 0 20309 C 0 21019 138 21600 307 21600 L 17440 21600 C 17609 21600 17745 21019 17745 20309 L 17745 19272 21600 16689 17745 14118 17745 1291 C 17745 581 17609 0 17440 0 L 30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Dependency Injection" draw:style-name="dp1" draw:master-page-name="Title_20_-_20_Top" presentation:presentation-page-layout-name="AL2T1">
        <draw:frame draw:name="Shape 38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Dependency Injection</text:span></text:p>
          </draw:text-box>
        </draw:frame>
        <draw:custom-shape draw:name="Shape 387" draw:style-name="gr3" draw:text-style-name="P5" draw:layer="layout" svg:width="15.749cm" svg:height="3.832cm" svg:x="19.337cm" svg:y="18.621cm">
          <text:p text:style-name="P6"><text:span text:style-name="T6">myApp.controller(</text:span><text:span text:style-name="T8">"PeopleController"</text:span><text:span text:style-name="T6">,</text:span></text:p>
          <text:p text:style-name="P7"><text:span text:style-name="T6">function(</text:span><text:span text:style-name="T10">PeopleService</text:span><text:span text:style-name="T6">, $scope) {</text:span></text:p>
          <text:p text:style-name="P8"><text:span text:style-name="T10">PeopleService</text:span><text:span text:style-name="T6">.getPeople().success(function(people) {</text:span></text:p>
          <text:p text:style-name="P10"><text:span text:style-name="T6">$scope.people = people;</text:span></text:p>
          <text:p text:style-name="P8"><text:span text:style-name="T6">});</text:span></text:p>
          <text:p text:style-name="P7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3" draw:text-style-name="P5" draw:layer="layout" svg:width="16.642cm" svg:height="7.384cm" svg:x="1.18cm" svg:y="18.219cm">
          <text:p text:style-name="P6"><text:span text:style-name="T6">myApp.directive(</text:span><text:span text:style-name="T8">"personName"</text:span><text:span text:style-name="T6">, function(</text:span><text:span text:style-name="T10">PeopleService</text:span><text:span text:style-name="T6">) {</text:span></text:p>
          <text:p text:style-name="P6"><text:span text:style-name="T6"><text:s text:c="2"/></text:span><text:span text:style-name="T6">return {</text:span></text:p>
          <text:p text:style-name="P8"><text:span text:style-name="T6">type: </text:span><text:span text:style-name="T8">"E"</text:span><text:span text:style-name="T6">,</text:span></text:p>
          <text:p text:style-name="P8"><text:span text:style-name="T6">scope: {</text:span></text:p>
          <text:p text:style-name="P10"><text:span text:style-name="T6">person: </text:span><text:span text:style-name="T8">"="</text:span></text:p>
          <text:p text:style-name="P8"><text:span text:style-name="T6">},</text:span></text:p>
          <text:p text:style-name="P8"><text:span text:style-name="T6">controller: function($scope) {</text:span></text:p>
          <text:p text:style-name="P10"><text:span text:style-name="T6">$scope.getFullName = </text:span><text:span text:style-name="T10">PeopleService</text:span><text:span text:style-name="T6">.getFullName;</text:span></text:p>
          <text:p text:style-name="P8"><text:span text:style-name="T6">},</text:span></text:p>
          <text:p text:style-name="P8"><text:span text:style-name="T6">template: </text:span><text:span text:style-name="T8">"{{ getFullName(person) }}"</text:span></text:p>
          <text:p text:style-name="P7"><text:span text:style-name="T6">}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3" draw:text-style-name="P5" draw:layer="layout" svg:width="14.56cm" svg:height="3.832cm" svg:x="10.781cm" svg:y="10.178cm">
          <text:p text:style-name="P6"><text:span text:style-name="T6">myApp.factory(</text:span><text:span text:style-name="T8">"</text:span><text:span text:style-name="T9">PeopleService</text:span><text:span text:style-name="T8">"</text:span><text:span text:style-name="T6">, function($http) {</text:span></text:p>
          <text:p text:style-name="P6"><text:span text:style-name="T6"><text:s text:c="2"/></text:span><text:span text:style-name="T6">return {</text:span></text:p>
          <text:p text:style-name="P8"><text:span text:style-name="T6">getPeople: function() { … },</text:span></text:p>
          <text:p text:style-name="P8"><text:span text:style-name="T6">getFullName: function(person) { … }</text:span></text:p>
          <text:p text:style-name="P7"><text:span text:style-name="T6">}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2" draw:text-style-name="P9" draw:layer="layout" svg:width="31.825cm" svg:height="3.332cm" svg:x="2.149cm" svg:y="6.144cm">
          <text:p text:style-name="P6"><text:span text:style-name="T12">You can inject dependencies into any AngularJS component: controllers, services, directives, filt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9" draw:text-style-name="P13" draw:layer="layout" svg:width="6.396cm" svg:height="3.216cm" svg:x="8.483cm" svg:y="15.153cm">
          <text:p text:style-name="P6"><text:span text:style-name="T19">Inject your a service into a directive.</text:span></text:p>
          <draw:enhanced-geometry draw:mirror-horizontal="false" draw:mirror-vertical="false" drawooo:sub-view-size="21600 21600" draw:text-areas="0 0 ?f2 ?f3" svg:viewBox="0 0 0 0" draw:type="ooxml-non-primitive" draw:enhanced-path="M 454 0 C 204 0 0 406 0 903 L 0 14205 C 0 14702 204 15108 454 15108 L 18968 15108 19869 21600 20774 15108 21146 15108 C 21396 15108 21600 14702 21600 14205 L 21600 903 C 21600 406 21396 0 21146 0 L 45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92" draw:style-name="gr9" draw:text-style-name="P13" draw:layer="layout" svg:width="6.396cm" svg:height="4.356cm" svg:x="20.457cm" svg:y="15.17cm">
          <text:p text:style-name="P6"><text:span text:style-name="T19">Inject your a service into a controller.</text:span></text:p>
          <draw:enhanced-geometry draw:mirror-horizontal="false" draw:mirror-vertical="false" drawooo:sub-view-size="21600 21600" draw:text-areas="0 0 ?f2 ?f3" svg:viewBox="0 0 0 0" draw:type="ooxml-non-primitive" draw:enhanced-path="M 454 0 C 204 0 0 300 0 667 L 0 10488 C 0 10855 204 11155 454 11155 L 7701 11155 8609 21600 9514 11155 21146 11155 C 21396 11155 21600 10855 21600 10488 L 21600 667 C 21600 300 21396 0 21146 0 L 45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Automated Tests" draw:style-name="dp1" draw:master-page-name="Title_20_-_20_Top" presentation:presentation-page-layout-name="AL2T1">
        <draw:frame draw:name="Shape 39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Automated Tests</text:span></text:p>
          </draw:text-box>
        </draw:frame>
        <draw:custom-shape draw:name="Shape 395" draw:style-name="gr2" draw:text-style-name="P9" draw:layer="layout" svg:width="31.825cm" svg:height="1.804cm" svg:x="2.149cm" svg:y="11.905cm">
          <text:p text:style-name="P6"><text:span text:style-name="T12">AngularJS has excellent testing tools built-i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3" draw:text-style-name="P5" draw:layer="layout" svg:width="28.305cm" svg:height="2.058cm" svg:x="3.909cm" svg:y="14.689cm">
          <text:p text:style-name="P6"><text:span text:style-name="T3">https://docs.angularjs.org/guide/unit-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3" draw:text-style-name="P5" draw:layer="layout" svg:width="28.365cm" svg:height="2.058cm" svg:x="3.879cm" svg:y="17.229cm">
          <text:p text:style-name="P6"><text:span text:style-name="T3">https://docs.angularjs.org/guide/e2e-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JS: Unit Tests" draw:style-name="dp1" draw:master-page-name="Title_20_-_20_Top" presentation:presentation-page-layout-name="AL2T1">
        <draw:frame draw:name="Shape 39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JS: Unit Tests</text:span></text:p>
          </draw:text-box>
        </draw:frame>
        <draw:custom-shape draw:name="Shape 400" draw:style-name="gr3" draw:text-style-name="P5" draw:layer="layout" svg:width="14.559cm" svg:height="5.608cm" svg:x="0.876cm" svg:y="5.733cm">
          <text:p text:style-name="P6"><text:span text:style-name="T6">myApp.factory(</text:span><text:span text:style-name="T8">"</text:span><text:span text:style-name="T9">PeopleService</text:span><text:span text:style-name="T8">"</text:span><text:span text:style-name="T6">, function(</text:span><text:span text:style-name="T10">$http</text:span><text:span text:style-name="T6">) {</text:span></text:p>
          <text:p text:style-name="P6"><text:span text:style-name="T6"><text:s text:c="2"/></text:span><text:span text:style-name="T6">return {</text:span></text:p>
          <text:p text:style-name="P8"><text:span text:style-name="T6">getPeople: function() {</text:span></text:p>
          <text:p text:style-name="P10"><text:span text:style-name="T6">return $http({</text:span></text:p>
          <text:p text:style-name="P11"><text:span text:style-name="T6">url: </text:span><text:span text:style-name="T8">"https://api.example.com/people"</text:span><text:span text:style-name="T6">,</text:span></text:p>
          <text:p text:style-name="P10"><text:span text:style-name="T6">});</text:span></text:p>
          <text:p text:style-name="P8"><text:span text:style-name="T6">}</text:span></text:p>
          <text:p text:style-name="P7"><text:span text:style-name="T6">}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1" draw:style-name="gr3" draw:text-style-name="P5" draw:layer="layout" svg:width="19.322cm" svg:height="18.04cm" svg:x="12.046cm" svg:y="9.207cm">
          <text:p text:style-name="P6"><text:span text:style-name="T6">describe(</text:span><text:span text:style-name="T8">"</text:span><text:span text:style-name="T9">PeopleService</text:span><text:span text:style-name="T8">"</text:span><text:span text:style-name="T6">, function() {</text:span></text:p>
          <text:p text:style-name="P7"><text:span text:style-name="T6">it(</text:span><text:span text:style-name="T8">"should return the list of people from the API"</text:span><text:span text:style-name="T6">, function() {</text:span></text:p>
          <text:p text:style-name="P7"><text:span text:style-name="T6"/></text:p>
          <text:p text:style-name="P8"><text:span text:style-name="T6">var expectedList = [</text:span></text:p>
          <text:p text:style-name="P10"><text:span text:style-name="T6">{ firstName: </text:span><text:span text:style-name="T8">"John"</text:span><text:span text:style-name="T6">, lastName: </text:span><text:span text:style-name="T8">"Doe"</text:span><text:span text:style-name="T6"> },</text:span></text:p>
          <text:p text:style-name="P10"><text:span text:style-name="T6">{ firstName: </text:span><text:span text:style-name="T8">"John"</text:span><text:span text:style-name="T6">, lastName: </text:span><text:span text:style-name="T8">"Smith"</text:span><text:span text:style-name="T6"> }</text:span></text:p>
          <text:p text:style-name="P8"><text:span text:style-name="T6">];</text:span></text:p>
          <text:p text:style-name="P7"><text:span text:style-name="T6"/></text:p>
          <text:p text:style-name="P8"><text:span text:style-name="T6">var </text:span><text:span text:style-name="T10">fakeHttp</text:span><text:span text:style-name="T6"> = function() {</text:span></text:p>
          <text:p text:style-name="P10"><text:span text:style-name="T6">return {</text:span></text:p>
          <text:p text:style-name="P11"><text:span text:style-name="T6">success: function(callback) {</text:span></text:p>
          <text:p text:style-name="P14"><text:span text:style-name="T6">callback(expectedList);</text:span></text:p>
          <text:p text:style-name="P11"><text:span text:style-name="T6">}</text:span></text:p>
          <text:p text:style-name="P10"><text:span text:style-name="T6">};</text:span></text:p>
          <text:p text:style-name="P8"><text:span text:style-name="T6">};</text:span></text:p>
          <text:p text:style-name="P8"><text:span text:style-name="T6"/></text:p>
          <text:p text:style-name="P8"><text:span text:style-name="T6">module(function($provide) {</text:span></text:p>
          <text:p text:style-name="P10"><text:span text:style-name="T10">$provide.value(</text:span><text:span text:style-name="T9">"$http"</text:span><text:span text:style-name="T10">, fakeHttp);</text:span></text:p>
          <text:p text:style-name="P8"><text:span text:style-name="T6">});</text:span></text:p>
          <text:p text:style-name="P8"><text:span text:style-name="T6"/></text:p>
          <text:p text:style-name="P8"><text:span text:style-name="T6">var service;</text:span></text:p>
          <text:p text:style-name="P8"><text:span text:style-name="T6">inject(function($injector) {</text:span></text:p>
          <text:p text:style-name="P10"><text:span text:style-name="T10">service = $injector.get(</text:span><text:span text:style-name="T9">"PeopleService"</text:span><text:span text:style-name="T10">);</text:span></text:p>
          <text:p text:style-name="P8"><text:span text:style-name="T6">});</text:span></text:p>
          <text:p text:style-name="P8"><text:span text:style-name="T6"/></text:p>
          <text:p text:style-name="P8"><text:span text:style-name="T6">service.getPeople().success(function(people) {</text:span></text:p>
          <text:p text:style-name="P10"><text:span text:style-name="T10">expect(people).toEqual(expectedList);</text:span></text:p>
          <text:p text:style-name="P8"><text:span text:style-name="T6">});</text:span></text:p>
          <text:p text:style-name="P7"><text:span text:style-name="T6">});</text:span></text:p>
          <text:p text:style-name="P6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9" draw:text-style-name="P13" draw:layer="layout" svg:width="6.851cm" svg:height="4.505cm" svg:x="3.145cm" svg:y="9.042cm">
          <text:p text:style-name="P6"><text:span text:style-name="T19">To unit test a service which makes remote calls to an API…</text:span></text:p>
          <draw:enhanced-geometry draw:mirror-horizontal="false" draw:mirror-vertical="false" drawooo:sub-view-size="21600 21600" draw:text-areas="0 0 ?f2 ?f3" svg:viewBox="0 0 0 0" draw:type="ooxml-non-primitive" draw:enhanced-path="M 19192 0 L 18288 5983 452 5983 C 202 5983 0 6290 0 6670 L 0 20908 C 0 21288 202 21600 452 21600 L 21145 21600 C 21395 21600 21600 21288 21600 20908 L 21600 6670 C 21600 6290 21395 5983 21145 5983 L 20099 5983 1919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03" draw:style-name="gr2" draw:text-style-name="P9" draw:layer="layout" svg:width="18.291cm" svg:height="3.332cm" svg:x="15.191cm" svg:y="5.709cm">
          <text:p text:style-name="P6"><text:span text:style-name="T12">It's easy to unit-test with dependency inje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9" draw:text-style-name="P5" draw:layer="layout" svg:width="8.541cm" svg:height="2.366cm" svg:x="24.022cm" svg:y="17.202cm">
          <text:p text:style-name="P6"><text:span text:style-name="T19">Tell Angular to use a </text:span><text:span text:style-name="T23">fake $http service</text:span><text:span text:style-name="T19">.</text:span></text:p>
          <draw:enhanced-geometry draw:mirror-horizontal="false" draw:mirror-vertical="false" drawooo:sub-view-size="21600 21600" draw:text-areas="0 0 ?f2 ?f3" svg:viewBox="0 0 0 0" draw:type="ooxml-non-primitive" draw:enhanced-path="M 4519 0 C 4319 0 4157 584 4157 1308 L 4157 14135 0 21600 7669 17928 21238 17928 C 21438 17928 21600 17333 21600 16610 L 21600 1308 C 21600 584 21438 0 21238 0 L 4519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05" draw:style-name="gr9" draw:text-style-name="P5" draw:layer="layout" svg:width="10.31cm" svg:height="4.403cm" svg:x="25.143cm" svg:y="21.041cm">
          <text:p text:style-name="P6"><text:span text:style-name="T19">That way your test only checks the functionality of the service itself. And since it's not calling the API, it runs </text:span><text:span text:style-name="T23">very fast</text:span><text:span text:style-name="T19">.</text:span></text:p>
          <draw:enhanced-geometry draw:mirror-horizontal="false" draw:mirror-vertical="false" drawooo:sub-view-size="21600 21600" draw:text-areas="0 0 ?f2 ?f3" svg:viewBox="0 0 0 0" draw:type="ooxml-non-primitive" draw:enhanced-path="M 6552 0 C 6386 0 6252 314 6252 703 L 6252 17280 0 18691 6252 20097 6252 20892 C 6252 21280 6386 21600 6552 21600 L 21300 21600 C 21466 21600 21600 21280 21600 20892 L 21600 703 C 21600 314 21466 0 21300 0 L 655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06" draw:style-name="gr9" draw:text-style-name="P5" draw:layer="layout" svg:width="6.622cm" svg:height="2.224cm" svg:x="6.791cm" svg:y="20.229cm">
          <text:p text:style-name="P6"><text:span text:style-name="T23">Inject it</text:span><text:span text:style-name="T19"> into your service.</text:span></text:p>
          <draw:enhanced-geometry draw:mirror-horizontal="false" draw:mirror-vertical="false" drawooo:sub-view-size="21600 21600" draw:text-areas="0 0 ?f2 ?f3" svg:viewBox="0 0 0 0" draw:type="ooxml-non-primitive" draw:enhanced-path="M 316 0 C 141 0 0 420 0 942 L 0 19331 C 0 19852 141 20273 316 20273 L 6755 20273 21600 21600 15139 17811 15139 942 C 15139 420 14995 0 14819 0 L 31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4"/>
    <meta:generator>LibreOffice/4.3.4.1$MacOSX_X86_64 LibreOffice_project/bc356b2f991740509f321d70e4512a6a54c5f243</meta:generator>
  </office:meta>
</office:document-meta>
</file>